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129b71" officeooo:paragraph-rsid="00129b71"/>
    </style:style>
    <style:style style:name="P2" style:family="paragraph" style:parent-style-name="Standard">
      <style:text-properties officeooo:rsid="00129b71" officeooo:paragraph-rsid="00129b71"/>
    </style:style>
    <style:style style:name="P3" style:family="paragraph" style:parent-style-name="Standard">
      <style:text-properties officeooo:rsid="001370f1" officeooo:paragraph-rsid="001370f1"/>
    </style:style>
    <style:style style:name="P4" style:family="paragraph" style:parent-style-name="Standard" style:list-style-name="L1">
      <style:text-properties officeooo:rsid="001370f1" officeooo:paragraph-rsid="001370f1"/>
    </style:style>
    <style:style style:name="T1" style:family="text">
      <style:text-properties officeooo:rsid="001370f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span>Design Patterns in Deadwood</text:p>
      <text:p text:style-name="P2"/>
      <text:p text:style-name="P3">For our Deadwood implementation, we used the following Design Patterns:</text:p>
      <text:list xml:id="list4772358724552703988" text:style-name="L1">
        <text:list-item>
          <text:p text:style-name="P4">Model-View-Controller</text:p>
        </text:list-item>
        <text:list-item>
          <text:p text:style-name="P4">Singleton</text:p>
        </text:list-item>
        <text:list-item>
          <text:p text:style-name="P4">Observer</text:p>
        </text:list-item>
      </text:list>
      <text:p text:style-name="P3"/>
      <text:p text:style-name="P3">We used the Model-View-Controller design pattern because it made it the most sense for a GUI program. More specifically, our “Model” was the game logic, present mostly in the Board class. This encompassed tasks such as creating the game and facilitating player actions (acting, moving, etc.). Our “View” is represented by the BoardViewManager class, and the “Controller” is present as boardMouseListener, a subclass of the BoardViewManager. Both of these handled the I/O operations of the program, including listening for and interpreting player actions, and reporting the result of these actions to the players.</text:p>
      <text:p text:style-name="P3"/>
      <text:p text:style-name="P3">Using MVC enabled us to easily decide which functionality should be stored in specific classes. While developing our command-line version of Deadwood, it wasn’t always clear where we should implement or use certain methods, so parts that should be separated, such as game logic and interpreting player input, were kept in the same methods or classes. Following the MVC pattern made this process a lot simpler.</text:p>
      <text:p text:style-name="P3"/>
      <text:p text:style-name="P3">Our BoardViewManager also functions as a Singleton, which made referencing the BoardViewManager object as simple as getting the instance from a static method inside BoardViewManager itself. This allowed us to avoid duplicating references to the same object, as well as not needing to pass a reference as an argument to other class constructors, which would have negatively impacted the coupling of our software design.</text:p>
      <text:p text:style-name="P3"/>
      <text:p text:style-name="P3">Finally, we used the Observer design pattern in implementing the boardMouseListener subclass. It listens for MouseEvents, which then trigger specific actions to occur based on the game state and parameters of the MouseEvent. This is crucial to the implementation of a GUI-based software, as it allows the program to run and wait for input without procedural execution, as we had in the command-line version of the pro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29b71" officeooo:paragraph-rsid="00129b7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Jared Jacobson</text:p>
        <text:p text:style-name="MP1">Kristopher Stewar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8T16:25:45.841550491</meta:creation-date>
    <dc:date>2018-12-08T19:26:28.598981419</dc:date>
    <meta:editing-duration>PT22M18S</meta:editing-duration>
    <meta:editing-cycles>2</meta:editing-cycles>
    <meta:generator>LibreOffice/5.1.6.2$Linux_X86_64 LibreOffice_project/10m0$Build-2</meta:generator>
    <meta:document-statistic meta:table-count="0" meta:image-count="0" meta:object-count="0" meta:page-count="1" meta:paragraph-count="11" meta:word-count="315" meta:character-count="2033" meta:non-whitespace-character-count="1733"/>
  </office:meta>
</office:document-meta>
</file>